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2<text:span text:style-name="T1">nd</text:span> Jimruns.github.io is the folder Colton setup for working with Markdown 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2-06T17:17:24.93</meta:creation-date>
    <dc:date>2017-01-13T16:48:56.04</dc:date>
    <dc:creator>James Lombardi</dc:creator>
    <meta:editing-duration>PT5M41S</meta:editing-duration>
    <meta:editing-cycles>3</meta:editing-cycles>
    <meta:generator>OpenOffice/4.1.2$Win32 OpenOffice.org_project/412m3$Build-9782</meta:generator>
    <meta:document-statistic meta:table-count="0" meta:image-count="0" meta:object-count="0" meta:page-count="1" meta:paragraph-count="1" meta:word-count="11" meta:character-count="77"/>
  </office:meta>
</office:document-meta>
</file>